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Tahoma, Arial, sans-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paragraph-properties fo:text-align="start" style:justify-single-word="false" fo:orphans="2" fo:widows="2"/>
      <style:text-properties fo:font-variant="normal" fo:text-transform="none" fo:color="#2a2a2a" style:font-name="FreeMono" fo:font-size="12pt" fo:letter-spacing="normal" fo:font-style="normal" fo:font-weight="normal" style:font-size-asian="12pt" style:font-size-complex="12pt"/>
    </style:style>
    <style:style style:name="P2" style:family="paragraph" style:parent-style-name="Text_20_body">
      <style:paragraph-properties fo:margin-top="0in" fo:margin-bottom="0in" loext:contextual-spacing="false" fo:text-align="start" style:justify-single-word="false" fo:orphans="2" fo:widows="2"/>
      <style:text-properties fo:font-variant="normal" fo:text-transform="none" fo:color="#2a2a2a" style:font-name="Verdana" fo:font-size="12pt" fo:letter-spacing="normal" fo:font-style="normal" fo:font-weight="normal" style:font-size-asian="12pt" style:font-size-complex="12pt"/>
    </style:style>
    <style:style style:name="P3" style:family="paragraph" style:parent-style-name="Text_20_body">
      <style:paragraph-properties fo:margin-top="0in" fo:margin-bottom="0in" loext:contextual-spacing="false" fo:text-align="start" style:justify-single-word="false" fo:orphans="2" fo:widows="2"/>
      <style:text-properties fo:font-variant="normal" fo:text-transform="none" fo:color="#2a2a2a" style:font-name="FreeMono" fo:font-size="12pt" fo:letter-spacing="normal" fo:font-style="normal" fo:font-weight="normal" style:font-size-asian="12pt" style:font-size-complex="12pt"/>
    </style:style>
    <style:style style:name="P4"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a2a2a" style:font-name="FreeMono" fo:font-size="12pt" fo:letter-spacing="normal" fo:font-style="normal" fo:font-weight="normal" style:font-size-asian="12pt" style:font-size-complex="12pt"/>
    </style:style>
    <style:style style:name="P5" style:family="paragraph" style:parent-style-name="Text_20_body" style:list-style-name="L1">
      <style:paragraph-properties fo:margin-top="0in" fo:margin-bottom="0in" loext:contextual-spacing="false" fo:text-align="start" style:justify-single-word="false" fo:orphans="2" fo:widows="2"/>
      <style:text-properties fo:font-variant="normal" fo:text-transform="none" fo:color="#2a2a2a" style:font-name="FreeMono" fo:font-size="12pt" fo:letter-spacing="normal" fo:font-style="normal" fo:font-weight="normal" officeooo:rsid="0008d97c" officeooo:paragraph-rsid="0008d97c" style:font-size-asian="12pt" style:font-size-complex="12pt"/>
    </style:style>
    <style:style style:name="T1" style:family="text">
      <style:text-properties officeooo:rsid="0008d97c"/>
    </style:style>
    <style:style style:name="T2" style:family="text">
      <style:text-properties style:text-underline-style="solid" style:text-underline-width="auto" style:text-underline-color="font-color" officeooo:rsid="0008d97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22076139" text:style-name="L1">
        <text:list-header>
          <text:p text:style-name="P5"/>
          <text:p text:style-name="P5"/>
          <text:p text:style-name="P5"/>
          <text:p text:style-name="P5">Tadjoudine Mouhamed</text:p>
          <text:p text:style-name="P5">CSC 33200</text:p>
          <text:p text:style-name="P5">TA: Prajwal</text:p>
        </text:list-header>
      </text:list>
      <text:p text:style-name="P3"/>
      <text:p text:style-name="P2"/>
      <text:p text:style-name="P3"/>
      <text:p text:style-name="P3"><text:s text:c="17"/><text:span text:style-name="T2">Cigarette smoker problem</text:span></text:p>
      <text:p text:style-name="P3"/>
      <text:list xml:id="list220208855549416" text:continue-numbering="true" text:style-name="L1">
        <text:list-header>
          <text:p text:style-name="P4">our threads are involved: an agent and three smokers. The smokers loop forever, ﬁrst waiting for ingredients, then making and smoking cigarettes. The ingredients are tobacco, paper, and matches. We assume that the agent has an inﬁnite supply of all three ingredients, and each smoker has an inﬁnite supply of one of the ingredients; that is, one smoker has matches, another has paper, and the third has tobacco.</text:p>
          <text:p text:style-name="P4">The agent repeatedly chooses two different ingredients at random and makes them available to the smokers. Depending on which ingredients are chosen, the smoker with the complementary ingredient should pick up both resources and proceed.</text:p>
          <text:p text:style-name="P4">For example, if the agent puts out tobacco and paper, the smoker with the matches should pick up both ingredients, make a cigarette, and then signal the agent.</text:p>
          <text:p text:style-name="P1">To explain the premise, the agent represents an operating system that allocates resources, and the smokers represent applications that need resources. The problem is to make sure that if resources are available that would allow one more applications to proceed, those applications should be woken up. Conversely, we want to avoid waking an application if it cannot proceed.</text:p>
          <text:p text:style-name="P1">This problem was originally formulated as problem that could not be solved at all using semaphores, the main primitive used to solve concurrent problems in imperative languages. While there is a solution using semaphores, it is not something you would want to use as a template for any real system. For each smoker thread, you have to create an additional "pusher" thread as a helper. So with three smokers you end up using seven threads. And in other languages these would be heavy OS threads, not fibers. By contrast, O2 offers lightweight fibers and high-level concurrency operators including take and dispatch.</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Tahoma, Arial, sans-serif"/>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21:57:49.372097173</meta:creation-date>
    <dc:date>2018-12-07T22:02:06.830546469</dc:date>
    <meta:editing-duration>PT4M17S</meta:editing-duration>
    <meta:editing-cycles>2</meta:editing-cycles>
    <meta:generator>LibreOffice/6.0.6.2$Linux_X86_64 LibreOffice_project/00m0$Build-2</meta:generator>
    <meta:document-statistic meta:table-count="0" meta:image-count="0" meta:object-count="0" meta:page-count="1" meta:paragraph-count="12" meta:word-count="310" meta:character-count="1884" meta:non-whitespace-character-count="1577"/>
  </office:meta>
</office:document-meta>
</file>